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3ee3" officeooo:paragraph-rsid="001d3ee3"/>
    </style:style>
    <style:style style:name="P2" style:family="paragraph" style:parent-style-name="Standard" style:list-style-name="L1">
      <style:text-properties officeooo:rsid="001d3ee3" officeooo:paragraph-rsid="001d3ee3"/>
    </style:style>
    <style:style style:name="P3" style:family="paragraph" style:parent-style-name="Standard" style:list-style-name="L1">
      <style:text-properties fo:color="#0066b3" officeooo:rsid="001dd62d" officeooo:paragraph-rsid="001dd62d"/>
    </style:style>
    <style:style style:name="P4" style:family="paragraph" style:parent-style-name="Standard" style:list-style-name="L1">
      <style:text-properties officeooo:rsid="001a066a" officeooo:paragraph-rsid="001a066a"/>
    </style:style>
    <style:style style:name="P5" style:family="paragraph" style:parent-style-name="Standard" style:list-style-name="L2">
      <style:text-properties officeooo:rsid="001a066a" officeooo:paragraph-rsid="001a066a"/>
    </style:style>
    <style:style style:name="P6" style:family="paragraph" style:parent-style-name="Standard" style:list-style-name="L2">
      <style:text-properties officeooo:rsid="001b2e9d" officeooo:paragraph-rsid="001b2e9d"/>
    </style:style>
    <style:style style:name="P7" style:family="paragraph" style:parent-style-name="Standard" style:list-style-name="L2">
      <style:text-properties officeooo:rsid="001ce871" officeooo:paragraph-rsid="001ce871"/>
    </style:style>
    <style:style style:name="P8" style:family="paragraph" style:parent-style-name="Standard">
      <style:text-properties officeooo:rsid="001ddcbd" officeooo:paragraph-rsid="001ddcbd"/>
    </style:style>
    <style:style style:name="P9" style:family="paragraph" style:parent-style-name="Standard" style:list-style-name="L3">
      <style:text-properties officeooo:rsid="001ddcbd" officeooo:paragraph-rsid="001ddcbd"/>
    </style:style>
    <style:style style:name="P10" style:family="paragraph" style:parent-style-name="Standard" style:list-style-name="L4">
      <style:text-properties officeooo:rsid="001f653b" officeooo:paragraph-rsid="001f653b"/>
    </style:style>
    <style:style style:name="P11" style:family="paragraph" style:parent-style-name="Standard" style:list-style-name="L5">
      <style:text-properties officeooo:rsid="001f653b" officeooo:paragraph-rsid="001f653b"/>
    </style:style>
    <style:style style:name="P12" style:family="paragraph" style:parent-style-name="Standard" style:list-style-name="L6">
      <style:text-properties officeooo:rsid="001f653b" officeooo:paragraph-rsid="001f653b"/>
    </style:style>
    <style:style style:name="P13" style:family="paragraph" style:parent-style-name="Standard" style:list-style-name="L7">
      <style:text-properties officeooo:rsid="001f653b" officeooo:paragraph-rsid="001f653b"/>
    </style:style>
    <style:style style:name="P14" style:family="paragraph" style:parent-style-name="Standard" style:list-style-name="L8">
      <style:text-properties officeooo:rsid="001f653b" officeooo:paragraph-rsid="001f653b"/>
    </style:style>
    <style:style style:name="P15" style:family="paragraph" style:parent-style-name="Standard" style:list-style-name="L8">
      <style:text-properties officeooo:rsid="0020dfeb" officeooo:paragraph-rsid="0020dfeb"/>
    </style:style>
    <style:style style:name="P16" style:family="paragraph" style:parent-style-name="Standard" style:list-style-name="L8">
      <style:text-properties officeooo:rsid="0020dfeb" officeooo:paragraph-rsid="00225652"/>
    </style:style>
    <style:style style:name="P17" style:family="paragraph" style:parent-style-name="Standard">
      <style:text-properties officeooo:rsid="00225652" officeooo:paragraph-rsid="00225652"/>
    </style:style>
    <style:style style:name="P18" style:family="paragraph" style:parent-style-name="Standard">
      <style:paragraph-properties fo:text-align="center" style:justify-single-word="false"/>
      <style:text-properties officeooo:rsid="00225652" officeooo:paragraph-rsid="00225652"/>
    </style:style>
    <style:style style:name="P19" style:family="paragraph" style:parent-style-name="Standard" style:list-style-name="L11">
      <style:text-properties officeooo:rsid="0023e031" officeooo:paragraph-rsid="0023e031"/>
    </style:style>
    <style:style style:name="P20" style:family="paragraph" style:parent-style-name="Standard" style:list-style-name="L9">
      <style:text-properties officeooo:paragraph-rsid="0023e031"/>
    </style:style>
    <style:style style:name="P21" style:family="paragraph" style:parent-style-name="Standard" style:list-style-name="L13">
      <style:text-properties officeooo:rsid="0024e060" officeooo:paragraph-rsid="0024e060"/>
    </style:style>
    <style:style style:name="T1" style:family="text">
      <style:text-properties officeooo:rsid="001ce871"/>
    </style:style>
    <style:style style:name="T2" style:family="text">
      <style:text-properties officeooo:rsid="001ddcbd"/>
    </style:style>
    <style:style style:name="T3" style:family="text">
      <style:text-properties officeooo:rsid="001f653b"/>
    </style:style>
    <style:style style:name="T4" style:family="text">
      <style:text-properties officeooo:rsid="0020dfeb"/>
    </style:style>
    <style:style style:name="T5" style:family="text">
      <style:text-properties officeooo:rsid="00225652"/>
    </style:style>
    <style:style style:name="T6" style:family="text">
      <style:text-properties officeooo:rsid="0023e0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3591186" text:style-name="L1">
        <text:list-item>
          <text:p text:style-name="P2">Made compleatly on linux(vim).</text:p>
        </text:list-item>
        <text:list-item>
          <text:p text:style-name="P2">Codeblocks testing is still not done(may not work).</text:p>
        </text:list-item>
        <text:list-item>
          <text:p text:style-name="P3">Rolls of every teammate:</text:p>
          <text:list>
            <text:list-item>
              <text:p text:style-name="P3">Deepakshi Mathur:</text:p>
            </text:list-item>
            <text:list-item>
              <text:p text:style-name="P3">D. Sai Krishna Kartik</text:p>
            </text:list-item>
            <text:list-item>
              <text:p text:style-name="P3">Salil Saxena</text:p>
            </text:list-item>
            <text:list-item>
              <text:p text:style-name="P3">Vidushi Bansal</text:p>
            </text:list-item>
          </text:list>
        </text:list-item>
        <text:list-item>
          <text:p text:style-name="P2">A description of the project:</text:p>
        </text:list-item>
      </text:list>
      <text:p text:style-name="P1"/>
      <text:list xml:id="list82903305734377" text:continue-numbering="true" text:style-name="L1">
        <text:list-item>
          <text:p text:style-name="P4">The project contains the folwoing files: </text:p>
        </text:list-item>
      </text:list>
      <text:list xml:id="list1821790777" text:style-name="L2">
        <text:list-item>
          <text:p text:style-name="P5">def.h: caontains all the structres</text:p>
        </text:list-item>
        <text:list-item>
          <text:p text:style-name="P6">helper.h: contains all the helper functions <text:span text:style-name="T1">O(n){no_column}</text:span></text:p>
        </text:list-item>
        <text:list-item>
          <text:p text:style-name="P7">insert_del.h: contains all the cell changing and cell/columsn deletion functions O(n){n*k}</text:p>
        </text:list-item>
        <text:list-item>
          <text:p text:style-name="P7">print.h: contains printing functions O(n**2)</text:p>
        </text:list-item>
        <text:list-item>
          <text:p text:style-name="P7">search.h: <text:span text:style-name="T2">pos </text:span>function O(n**2)</text:p>
        </text:list-item>
      </text:list>
      <text:p text:style-name="P17">Ideology of this project:</text:p>
      <text:p text:style-name="P18"><text:tab/>This project contains 2 Linked Lists namely: ll_carrier(for columnn) and node(for cells of column). ll_carrier carries head and tail of a LL which contains the cells for a column. Each node of ll_carrier also contains propert ‘length’ which will tell: how many cells does a column contain. At every point of time ‘Every column will have same number of cells’, such that possibility of jagged array doesnt exist. Length of each column will be equal to the length of Head of ll_carrier.</text:p>
      <text:p text:style-name="P18"/>
      <text:p text:style-name="P18"/>
      <text:p text:style-name="P8">A guide to all the all the user avliable sub menus:</text:p>
      <text:p text:style-name="P8"><text:tab/>All the submenus are exuiped with a ‘back’ which will get back to your Main menu, incase <text:tab/> you chan<text:span text:style-name="T3">ge you r mind.</text:span></text:p>
      <text:p text:style-name="P8"><text:tab/><text:span text:style-name="T3">Suppose the documnet have ‘m rows’ and ‘n columns’</text:span></text:p>
      <text:list xml:id="list1896652100" text:style-name="L3">
        <text:list-item>
          <text:p text:style-name="P9">Internal Data related functions: </text:p>
        </text:list-item>
      </text:list>
      <text:list xml:id="list1728232813" text:style-name="L4">
        <text:list-item>
          <text:list>
            <text:list-item>
              <text:p text:style-name="P10">Length of column</text:p>
            </text:list-item>
            <text:list-item>
              <text:p text:style-name="P10">Total number of Cell</text:p>
            </text:list-item>
          </text:list>
        </text:list-item>
      </text:list>
      <text:list xml:id="list2781063284" text:style-name="L5">
        <text:list-item>
          <text:p text:style-name="P11">Search functions: </text:p>
        </text:list-item>
      </text:list>
      <text:list xml:id="list2212173694" text:style-name="L6">
        <text:list-item>
          <text:p text:style-name="P12">gives the first position of searched. The value of key will be considered uptill 2 decimal points</text:p>
        </text:list-item>
        <text:list-item>
          <text:p text:style-name="P12">gives all positions of searched.</text:p>
        </text:list-item>
      </text:list>
      <text:list xml:id="list780354388" text:style-name="L7">
        <text:list-item>
          <text:p text:style-name="P13">Insertion related function:</text:p>
        </text:list-item>
      </text:list>
      <text:list xml:id="list3877254877" text:style-name="L8">
        <text:list-item>
          <text:list>
            <text:list-item>
              <text:p text:style-name="P14">Change element: will change the vale of pre-existing cell.</text:p>
            </text:list-item>
            <text:list-item>
              <text:p text:style-name="P14">Insert at the end of column: will insert a cell with the desired column with desired value, and other column will also have a cell at then end with value of 0.</text:p>
            </text:list-item>
            <text:list-item>
              <text:p text:style-name="P14">Insert <text:span text:style-name="T4">a </text:span>cell at specefic position: <text:span text:style-name="T4">the range of postion are valid from 1-n(column) and 1-m(rows), when called will insert a new cell at y and will shift all the cells of x(column) by 1</text:span></text:p>
            </text:list-item>
            <text:list-item>
              <text:p text:style-name="P15">Insert an <text:span text:style-name="T5">empty column at the front: <text:s/>when called will make a new column with exact number of cells as the first column and all the cells will be inialized with the value of 0 and put it before the first column.</text:span></text:p>
            </text:list-item>
            <text:list-item>
              <text:p text:style-name="P16"><text:span text:style-name="T6">I</text:span>nsert an <text:span text:style-name="T5">empty column at the end.</text:span></text:p>
            </text:list-item>
          </text:list>
        </text:list-item>
      </text:list>
      <text:list xml:id="list4022228733" text:style-name="L9">
        <text:list-item>
          <text:p text:style-name="P20"><text:span text:style-name="T6">Deletion: </text:span></text:p>
        </text:list-item>
      </text:list>
      <text:list xml:id="list3587446061" text:style-name="L11">
        <text:list-item>
          <text:list>
            <text:list-item>
              <text:p text:style-name="P19">Delete a column: will delete a desired column but will not be allowed if only one column is left</text:p>
            </text:list-item>
            <text:list-item>
              <text:p text:style-name="P19">Delete a cell: will move all the elemnts below it by 1 and will change the value of last cell to 1.</text:p>
            </text:list-item>
          </text:list>
        </text:list-item>
      </text:list>
      <text:list xml:id="list1392259791" text:style-name="L13">
        <text:list-item>
          <text:p text:style-name="P21">Exit: will prompt you to save the the speardsheet as .csv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4:09:12.630121631</meta:creation-date>
    <dc:date>2020-05-04T08:29:01.310287707</dc:date>
    <meta:editing-duration>PT13M49S</meta:editing-duration>
    <meta:editing-cycles>6</meta:editing-cycles>
    <meta:generator>LibreOffice/6.0.7.3$Linux_X86_64 LibreOffice_project/00m0$Build-3</meta:generator>
    <meta:document-statistic meta:table-count="0" meta:image-count="0" meta:object-count="0" meta:page-count="1" meta:paragraph-count="35" meta:word-count="444" meta:character-count="2421" meta:non-whitespace-character-count="2032"/>
  </office:meta>
</office:document-meta>
</file>